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2031cb" officeooo:paragraph-rsid="002031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489ea" officeooo:paragraph-rsid="002489e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c42c" officeooo:paragraph-rsid="0016c42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s" fo:country="AR" fo:font-weight="bold" officeooo:rsid="001b1c93" officeooo:paragraph-rsid="001b1c9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es" fo:country="AR" fo:font-weight="bold" officeooo:rsid="00205c51" officeooo:paragraph-rsid="00216ba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8624f"/>
    </style:style>
    <style:style style:name="P7" style:family="paragraph" style:parent-style-name="Standard">
      <style:paragraph-properties fo:text-align="start" style:justify-single-word="false"/>
      <style:text-properties officeooo:paragraph-rsid="00187eed"/>
    </style:style>
    <style:style style:name="P8" style:family="paragraph" style:parent-style-name="Standard">
      <style:paragraph-properties fo:text-align="start" style:justify-single-word="false"/>
      <style:text-properties officeooo:paragraph-rsid="00198352"/>
    </style:style>
    <style:style style:name="P9" style:family="paragraph" style:parent-style-name="Standard">
      <style:paragraph-properties fo:text-align="start" style:justify-single-word="false"/>
      <style:text-properties officeooo:paragraph-rsid="00216bac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16265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0154e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0154e1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language="es" fo:country="AR" fo:font-weight="bold" officeooo:rsid="00162658" officeooo:paragraph-rsid="0016265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language="es" fo:country="AR" fo:font-weight="bold" officeooo:rsid="00166312" officeooo:paragraph-rsid="0016631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s" fo:country="AR" fo:font-weight="normal" officeooo:rsid="00166312" officeooo:paragraph-rsid="0016631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5c51" officeooo:paragraph-rsid="00216ba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98352" officeooo:paragraph-rsid="0019835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cf9db" officeooo:paragraph-rsid="0019835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ef8f4" officeooo:paragraph-rsid="0019835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31cb" officeooo:paragraph-rsid="002031c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s" fo:country="AR" fo:font-weight="bold" officeooo:rsid="0016c42c" officeooo:paragraph-rsid="0018624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es" fo:country="AR" fo:font-weight="bold" officeooo:rsid="00205c51" officeooo:paragraph-rsid="00216ba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8624f" officeooo:paragraph-rsid="0018624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b1c93" officeooo:paragraph-rsid="0019835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language="es" fo:country="AR" fo:font-weight="normal" officeooo:rsid="00166312" officeooo:paragraph-rsid="00166312" style:font-size-asian="12.25pt" style:font-weight-asian="normal" style:font-size-complex="14pt" style:font-weight-complex="normal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62658"/>
    </style:style>
    <style:style style:name="T3" style:family="text">
      <style:text-properties fo:language="es" fo:country="AR" officeooo:rsid="00166312"/>
    </style:style>
    <style:style style:name="T4" style:family="text">
      <style:text-properties fo:language="es" fo:country="AR" officeooo:rsid="001ef8f4"/>
    </style:style>
    <style:style style:name="T5" style:family="text">
      <style:text-properties fo:language="es" fo:country="AR" officeooo:rsid="0018624f"/>
    </style:style>
    <style:style style:name="T6" style:family="text">
      <style:text-properties fo:font-size="14pt" fo:language="es" fo:country="AR" fo:font-weight="bold" officeooo:rsid="0016c42c" style:font-size-asian="12.25pt" style:font-weight-asian="bold" style:font-size-complex="14pt" style:font-weight-complex="bold"/>
    </style:style>
    <style:style style:name="T7" style:family="text">
      <style:text-properties fo:font-size="14pt" fo:language="es" fo:country="AR" fo:font-weight="normal" officeooo:rsid="0017691f" style:font-size-asian="12.25pt" style:font-weight-asian="normal" style:font-size-complex="14pt" style:font-weight-complex="normal"/>
    </style:style>
    <style:style style:name="T8" style:family="text">
      <style:text-properties fo:font-size="14pt" fo:language="es" fo:country="AR" fo:font-weight="normal" officeooo:rsid="0018624f" style:font-size-asian="12.25pt" style:font-weight-asian="normal" style:font-size-complex="14pt" style:font-weight-complex="normal"/>
    </style:style>
    <style:style style:name="T9" style:family="text">
      <style:text-properties fo:font-size="14pt" fo:language="es" fo:country="AR" fo:font-weight="normal" officeooo:rsid="00187eed" style:font-size-asian="12.25pt" style:font-weight-asian="normal" style:font-size-complex="14pt" style:font-weight-complex="normal"/>
    </style:style>
    <style:style style:name="T10" style:family="text">
      <style:text-properties fo:font-size="14pt" fo:language="es" fo:country="AR" fo:font-weight="normal" officeooo:rsid="00198352" style:font-size-asian="12.25pt" style:font-weight-asian="normal" style:font-size-complex="14pt" style:font-weight-complex="normal"/>
    </style:style>
    <style:style style:name="T11" style:family="text">
      <style:text-properties fo:font-size="14pt" fo:language="es" fo:country="AR" fo:font-weight="normal" officeooo:rsid="001afee5" style:font-size-asian="12.25pt" style:font-weight-asian="normal" style:font-size-complex="14pt" style:font-weight-complex="normal"/>
    </style:style>
    <style:style style:name="T12" style:family="text">
      <style:text-properties fo:font-size="14pt" fo:language="es" fo:country="AR" fo:font-weight="normal" officeooo:rsid="001b1c93" style:font-size-asian="12.25pt" style:font-weight-asian="normal" style:font-size-complex="14pt" style:font-weight-complex="normal"/>
    </style:style>
    <style:style style:name="T13" style:family="text">
      <style:text-properties fo:font-size="14pt" fo:language="es" fo:country="AR" fo:font-weight="normal" officeooo:rsid="001cf9db" style:font-size-asian="12.25pt" style:font-weight-asian="normal" style:font-size-complex="14pt" style:font-weight-complex="normal"/>
    </style:style>
    <style:style style:name="T14" style:family="text">
      <style:text-properties fo:font-size="14pt" fo:language="es" fo:country="AR" fo:font-weight="normal" officeooo:rsid="001ef8f4" style:font-size-asian="12.25pt" style:font-weight-asian="normal" style:font-size-complex="14pt" style:font-weight-complex="normal"/>
    </style:style>
    <style:style style:name="T15" style:family="text">
      <style:text-properties fo:font-size="14pt" fo:language="es" fo:country="AR" fo:font-weight="normal" officeooo:rsid="00205c51" style:font-size-asian="12.25pt" style:font-weight-asian="normal" style:font-size-complex="14pt" style:font-weight-complex="normal"/>
    </style:style>
    <style:style style:name="T16" style:family="text">
      <style:text-properties fo:font-size="14pt" fo:language="es" fo:country="AR" fo:font-weight="normal" officeooo:rsid="00216bac" style:font-size-asian="12.25pt" style:font-weight-asian="normal" style:font-size-complex="14pt" style:font-weight-complex="normal"/>
    </style:style>
    <style:style style:name="T17" style:family="text">
      <style:text-properties fo:font-size="14pt" fo:language="es" fo:country="AR" fo:font-weight="normal" officeooo:rsid="0023d0e3" style:font-size-asian="12.25pt" style:font-weight-asian="normal" style:font-size-complex="14pt" style:font-weight-complex="normal"/>
    </style:style>
    <style:style style:name="T18" style:family="text">
      <style:text-properties fo:font-size="14pt" fo:language="es" fo:country="AR" fo:font-weight="normal" officeooo:rsid="002489ea" style:font-size-asian="12.25pt" style:font-weight-asian="normal" style:font-size-complex="14pt" style:font-weight-complex="normal"/>
    </style:style>
    <style:style style:name="T19" style:family="text">
      <style:text-properties officeooo:rsid="002489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rogramación de Videojuegos 3</text:p>
      <text:p text:style-name="P10"/>
      <text:p text:style-name="P10"/>
      <text:p text:style-name="P10">Actividad n°5</text:p>
      <text:p text:style-name="P10"/>
      <text:p text:style-name="P10"/>
      <text:p text:style-name="P10">Documento de Diseño de Juego</text:p>
      <text:p text:style-name="P10"/>
      <text:p text:style-name="P10"/>
      <text:p text:style-name="P13">Profesor: Emanuel Segretín</text:p>
      <text:p text:style-name="P10"/>
      <text:p text:style-name="P10"/>
      <text:p text:style-name="P11"><text:span text:style-name="T2">Alumno: </text:span>Patricio Vercesi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/text:p>
      <text:p text:style-name="P14">Alien Lies and Allies</text:p>
      <text:p text:style-name="P15"/>
      <text:p text:style-name="P15"/>
      <text:p text:style-name="P3"><text:span text:style-name="T3">I</text:span><text:span text:style-name="T1">ntroducción</text:span></text:p>
      <text:p text:style-name="P21"><text:tab/></text:p>
      <text:p text:style-name="P6"><text:span text:style-name="T6"><text:tab/></text:span><text:span text:style-name="T7">Luego del triunfo innegable de Among Us creo que estamos frente a un nuevo género en el mundo de los videojuegos. </text:span><text:span text:style-name="T17">Viendo que, a mi parecer, el</text:span><text:span text:style-name="T7"> juego no está muy pulido en </text:span><text:span text:style-name="T17">los</text:span><text:span text:style-name="T8"> apartado</text:span><text:span text:style-name="T17">s</text:span><text:span text:style-name="T7"> artístico </text:span><text:span text:style-name="T17">y</text:span><text:span text:style-name="T7"> técnico, </text:span><text:span text:style-name="T17">sospecho</text:span><text:span text:style-name="T7"> que </text:span><text:span text:style-name="T17">la clave de</text:span><text:span text:style-name="T7"> su éxito </text:span><text:span text:style-name="T17">es en parte debido a</text:span><text:span text:style-name="T7"> </text:span><text:span text:style-name="T17">su innovación jugable</text:span><text:span text:style-name="T7"> que básicamente no tiene competencia. </text:span><text:span text:style-name="T17">Igualmente ese apartado también me resulta criticable</text:span><text:span text:style-name="T7"> y espero hacer un juego inspirado en el mismo pero con su propia </text:span><text:span text:style-name="T8">identidad y</text:span><text:span text:style-name="T17"> experiencias</text:span><text:span text:style-name="T7">. </text:span><text:span text:style-name="T17">N</text:span><text:span text:style-name="T7">o </text:span><text:span text:style-name="T8">quiero</text:span><text:span text:style-name="T7"> arruinar lo que h</text:span><text:span text:style-name="T8">ace</text:span><text:span text:style-name="T7"> Among Us tan divertido pero aún así </text:span><text:span text:style-name="T8">quiero experimentar con muchísimas ideas que me parece</text:span><text:span text:style-name="T17">n la</text:span><text:span text:style-name="T8"> evolución clara de la fórmula.</text:span></text:p>
      <text:p text:style-name="P23"/>
      <text:p text:style-name="P2"><text:span text:style-name="T5">D</text:span><text:span text:style-name="T1">escripción</text:span></text:p>
      <text:p text:style-name="P23"/>
      <text:p text:style-name="P7"><text:span text:style-name="T8"><text:tab/>Alien Lies and Allies es un multijugador </text:span><text:span text:style-name="T10">de deducción social </text:span><text:span text:style-name="T8">en el cual se enfrentan dos grupos asimétricos que tienen diferentes objetivos que conseguir: </text:span><text:span text:style-name="T9">aliados y aliens. La misión de los aliados es llegar en su nave a su planeta natal o expulsar a los aliens de la nave y el de los aliens es de matar a los aliados antes de que lleguen a destino o los descubran. Las partidas son cortas, se puede jugar con amigos o desconocidos y </text:span><text:span text:style-name="T18">contiene</text:span><text:span text:style-name="T9"> una amplia variedad de opciones para configurar a gusto.</text:span></text:p>
      <text:p text:style-name="P16"/>
      <text:p text:style-name="P5">Plataforma</text:p>
      <text:p text:style-name="P22"/>
      <text:p text:style-name="P9"><text:span text:style-name="T15"><text:tab/>El juego principalmente estará en la plataforma Itch.io para jugar en PC y podría llegar a Steam </text:span><text:span text:style-name="T18">e</text:span><text:span text:style-name="T15"> inclusive mobile.</text:span></text:p>
      <text:p text:style-name="P16"/>
      <text:p text:style-name="P4">Mecánicas</text:p>
      <text:p text:style-name="P17"/>
      <text:p text:style-name="P8"><text:span text:style-name="T10"><text:tab/>En el recorrido hasta tierra firme los aliados tendrán que </text:span><text:span text:style-name="T11">hacer tareas para</text:span><text:span text:style-name="T10"> mantener la nave espacial en funcionamiento y estar atentos a los ataques de los aliens mientras los aliens deberán </text:span><text:span text:style-name="T11">hacerse pasar por parte del grupo mientras sabotean los suministros y atacan a los aliados sin ser descubiertos.</text:span></text:p>
      <text:p text:style-name="P8"><text:span text:style-name="T11"><text:tab/>Cada vez que se reporta un cuerpo o se usa el botón de emergencia ocurren las reuniones. Éstas son las únicas instancias en las cuales los jugadores vivos pueden dialogar e intentar inducir quién o quiénes son los alienígenas. Mientras ocurran estas discusiones la nave se acercará más a destino pero además los suministros se reducirán de acuerdo a los sabotajes que realizaron los aliens, quienes también pueden realizarlos </text:span><text:span text:style-name="T12">durante</text:span><text:span text:style-name="T11"> la reunión si no tienen enfriamentos. </text:span><text:span text:style-name="T12">En estas reuniones cada integrante podrá </text:span><text:soft-page-break/><text:span text:style-name="T12">votar a alguien o en blanco si sospechan de él. El más votado se expulsará de la nave (y morirá) a menos de que empate en votos con otro.</text:span></text:p>
      <text:p text:style-name="P24"><text:tab/>Los muertos, hayan sido asesinados o expulsados, tendrán la posibilidad de moverse libremente como fantasmas sin ser vistos por los muertos y mover ciertos objetos en la nave, incluidos el cerrar y abrir de puertas. Además los fantasmas aliados pueden ayudar con las tareas.</text:p>
      <text:p text:style-name="P8"><text:span text:style-name="T12"><text:tab/>Todas las tareas arreglan partes de la nave y cualquiera las puede resolver, </text:span><text:span text:style-name="T13">ya que todos tienen las mismas en el mismo estado de resolución.</text:span><text:span text:style-name="T12"> </text:span><text:span text:style-name="T13">Cuando todas las tareas de las que depende un suministro se arreglan este empieza a volver a la normalidad, que sabotajes tanto manuales como a través de hackeos los pone a perder a distintas velocidades. Cada estado de déficit de suministros afecta negativamente a los aliados, pero resultan rara vez mortal.</text:span></text:p>
      <text:p text:style-name="P18"><text:tab/>Los aliens además se pueden meter dentro de las paredes de la nave y moverse rápidamente por allí, pero tanto esa como las demás habilidades tienen grandes enfriamientos. La entrada y salida de las paredes es posible sólo en ciertos puntos marcados de la nave.</text:p>
      <text:p text:style-name="P8"><text:span text:style-name="T13"><text:tab/></text:span><text:span text:style-name="T14">Dependiendo la situación puede que sepas qu</text:span><text:span text:style-name="T18">é</text:span><text:span text:style-name="T14"> tarea en específico hay que hacer y <text:s/>sino ten</text:span><text:span text:style-name="T18">drás</text:span><text:span text:style-name="T14"> que revisar </text:span><text:span text:style-name="T18">una por una</text:span><text:span text:style-name="T14">. Éstas se acceden en ciertos puntos del mapa en donde hay aparatos y son minijuegos de todo tipo.</text:span></text:p>
      <text:p text:style-name="P8"><text:span text:style-name="T14"><text:tab/></text:span><text:span text:style-name="T16">Estos minijuegos son muy sencillos y mientras ambos bandos tengan el mismo nivel no será necesario ser un experto en cómo actuar siendo de uno o el otro debido a la accesibilidad del juego. Lo que sí cuanto más tiempo le dedique cada jugador podrá mejorar a la hora de sabotear, vigilar, matar, interrogar y mentir, descubriendo un alto skill ceiling también.</text:span></text:p>
      <text:p text:style-name="P19"/>
      <text:p text:style-name="P1"><text:span text:style-name="T4">E</text:span><text:span text:style-name="T1">stética</text:span></text:p>
      <text:p text:style-name="P20"/>
      <text:p text:style-name="P9"><text:span text:style-name="T15"><text:tab/>Artísticamente va a ser simple, claro y cartoony. Los colores de los dispositivos, </text:span><text:span text:style-name="T16">HUD</text:span><text:span text:style-name="T15"> y personajes van a resaltar entre grises y colores más oscuros de la nave. </text:span></text:p>
      <text:p text:style-name="P16"><text:tab/>Los viajeros serán cabezas saliendo de trajes de astronauta pero sin el casco puesto y con un cuerpo bajo hasta el punto de parecer personas aplanadas y extremidades grandes.</text:p>
      <text:p text:style-name="P16"><text:tab/>La música y los sonidos van a ser tensos <text:span text:style-name="T19">y electrónico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4T18:44:45.028000000</dc:date>
    <meta:editing-duration>PT9H50M56S</meta:editing-duration>
    <meta:editing-cycles>7</meta:editing-cycles>
    <meta:document-statistic meta:table-count="0" meta:image-count="0" meta:object-count="0" meta:page-count="3" meta:paragraph-count="25" meta:word-count="740" meta:character-count="4349" meta:non-whitespace-character-count="3617"/>
  </office:meta>
</office:document-meta>
</file>